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background-color="transparent"/>
    </style:style>
    <style:style style:name="P3" style:family="paragraph" style:parent-style-name="Text_20_body" style:list-style-name="L1">
      <style:paragraph-properties style:line-height-at-least="0.2291in" fo:widows="1"/>
    </style:style>
    <style:style style:name="P4" style:family="paragraph" style:parent-style-name="Text_20_body" style:list-style-name="L2">
      <style:paragraph-properties style:line-height-at-least="0.2291in" fo:widows="1"/>
    </style:style>
    <style:style style:name="P5" style:family="paragraph" style:parent-style-name="Text_20_body" style:list-style-name="L3">
      <style:paragraph-properties style:line-height-at-least="0.2291in" fo:widows="1"/>
    </style:style>
    <style:style style:name="P6" style:family="paragraph" style:parent-style-name="Text_20_body" style:list-style-name="L4">
      <style:paragraph-properties style:line-height-at-least="0.2291in" fo:widows="1"/>
    </style:style>
    <style:style style:name="P7" style:family="paragraph" style:parent-style-name="Text_20_body" style:list-style-name="L5">
      <style:paragraph-properties style:line-height-at-least="0.2291in" fo:widows="1"/>
    </style:style>
    <style:style style:name="P8" style:family="paragraph" style:parent-style-name="Text_20_body" style:list-style-name="L8">
      <style:paragraph-properties style:line-height-at-least="0.2291in" fo:widows="1"/>
    </style:style>
    <style:style style:name="P9" style:family="paragraph" style:parent-style-name="Text_20_body" style:list-style-name="L6">
      <style:paragraph-properties style:line-height-at-least="0.2291in" fo:widows="1"/>
      <style:text-properties fo:font-variant="normal" fo:text-transform="none" fo:color="#000000" style:font-name="Helvetica Neue" fo:font-size="11.25pt" fo:letter-spacing="normal" fo:font-style="normal" fo:font-weight="normal" fo:background-color="transparent"/>
    </style:style>
    <style:style style:name="P10" style:family="paragraph" style:parent-style-name="Text_20_body" style:list-style-name="L7">
      <style:paragraph-properties style:line-height-at-least="0.2291in" fo:widows="1"/>
      <style:text-properties fo:font-variant="normal" fo:text-transform="none" fo:color="#000000" style:font-name="Helvetica Neue" fo:font-size="11.25pt" fo:letter-spacing="normal" fo:font-style="normal" fo:font-weight="normal" fo:background-color="transparent"/>
    </style:style>
    <style:style style:name="P11"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normal" fo:background-color="transparent"/>
    </style:style>
    <style:style style:name="P12" style:family="paragraph" style:parent-style-name="Text_20_body">
      <style:paragraph-properties fo:margin-left="0in" fo:margin-right="0in" style:line-height-at-least="0.2291in" fo:widows="1" fo:text-indent="0in" style:auto-text-indent="false"/>
    </style:style>
    <style:style style:name="P13" style:family="paragraph" style:parent-style-name="Text_20_body" style:list-style-name="L6">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fo:background-color="transparent"/>
    </style:style>
    <style:style style:name="P14" style:family="paragraph" style:parent-style-name="Text_20_body" style:list-style-name="L7">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fo:background-color="transparent"/>
    </style:style>
    <style:style style:name="P15" style:family="paragraph" style:parent-style-name="Text_20_body" style:list-style-name="L8">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fo:background-color="transparent"/>
    </style:style>
    <style:style style:name="P16" style:family="paragraph" style:parent-style-name="Heading_20_3">
      <style:text-properties fo:font-variant="normal" fo:text-transform="none" fo:color="#000000" style:font-name="Helvetica Neue" fo:letter-spacing="normal" fo:font-style="normal" fo:background-color="transparent"/>
    </style:style>
    <style:style style:name="P17" style:family="paragraph" style:parent-style-name="Heading_20_3">
      <style:paragraph-properties fo:margin-left="0in" fo:margin-right="0in" fo:widows="1" fo:text-indent="0in" style:auto-text-indent="false"/>
      <style:text-properties fo:font-variant="normal" fo:text-transform="none" fo:color="#000000" style:font-name="Helvetica Neue" fo:letter-spacing="normal" fo:font-style="normal" fo:background-color="transparent"/>
    </style:style>
    <style:style style:name="T1" style:family="text">
      <style:text-properties fo:font-weight="bold"/>
    </style:style>
    <style:style style:name="T2" style:family="text">
      <style:text-properties fo:font-variant="normal" fo:text-transform="none" fo:color="#000000" style:font-name="Helvetica Neue" fo:font-size="11.25pt" fo:letter-spacing="normal" fo:font-style="normal" fo:font-weight="bold"/>
    </style:style>
    <style:style style:name="T3" style:family="text">
      <style:text-properties fo:font-variant="normal" fo:text-transform="none" fo:color="#000000" style:font-name="Helvetica Neue" fo:font-size="11.25pt" fo:letter-spacing="normal" fo:font-style="normal" fo:font-weight="bold" fo:background-color="transparent" loext:char-shading-value="0"/>
    </style:style>
    <style:style style:name="T4" style:family="text">
      <style:text-properties fo:font-variant="normal" fo:text-transform="none" fo:color="#000000" style:font-name="Helvetica Neue" fo:font-size="11.25pt" fo:letter-spacing="normal" fo:font-style="normal" fo:font-weight="normal"/>
    </style:style>
    <style:style style:name="T5" style:family="text">
      <style:text-properties fo:font-variant="normal" fo:text-transform="none" fo:color="#000000" style:font-name="Helvetica Neue" fo:font-size="11.25pt" fo:letter-spacing="normal" fo:font-style="normal" fo:font-weight="normal" fo:background-color="transparent" loext:char-shading-value="0"/>
    </style:style>
    <style:style style:name="T6" style:family="text">
      <style:text-properties fo:font-variant="normal" fo:text-transform="none" fo:color="#000000" style:font-name="Helvetica Neue" fo:font-size="11.25pt" fo:letter-spacing="normal" fo:font-weight="normal"/>
    </style:style>
    <style:style style:name="T7" style:family="text">
      <style:text-properties fo:font-variant="normal" fo:text-transform="none" fo:color="#000000" style:font-name="Helvetica Neue" fo:font-size="11.25pt" fo:letter-spacing="normal" fo:font-weight="normal" fo:background-color="transparent" loext:char-shading-value="0"/>
    </style:style>
    <style:style style:name="T8" style:family="text">
      <style:text-properties fo:font-variant="normal" fo:text-transform="none" fo:color="#000000" style:font-name="Helvetica Neue" fo:letter-spacing="normal" fo:font-style="normal" fo:font-weight="normal"/>
    </style:style>
    <style:style style:name="T9" style:family="text">
      <style:text-properties fo:font-variant="normal" fo:text-transform="none" fo:color="#000000" style:font-name="Helvetica Neue" fo:letter-spacing="normal" fo:font-style="normal" fo:font-weight="normal" fo:background-color="transparent" loext:char-shading-value="0"/>
    </style:style>
    <style:style style:name="T10" style:family="text">
      <style:text-properties fo:font-variant="normal" fo:text-transform="none" fo:color="#000000" style:font-name="courier new" fo:font-size="10.5pt" fo:letter-spacing="normal" fo:font-style="normal" fo:font-weight="normal"/>
    </style:style>
    <style:style style:name="T11" style:family="text">
      <style:text-properties fo:font-variant="normal" fo:text-transform="none" fo:color="#000000" style:font-name="courier new" fo:font-size="10.5pt" fo:letter-spacing="normal" fo:font-style="normal" fo:font-weight="normal" fo:background-color="transparent" loext:char-shading-value="0"/>
    </style:style>
    <style:style style:name="T12" style:family="text">
      <style:text-properties fo:font-variant="normal" fo:text-transform="none" fo:color="#000000" fo:letter-spacing="normal"/>
    </style:style>
    <style:style style:name="T13" style:family="text">
      <style:text-properties fo:font-variant="normal" fo:text-transform="none" fo:color="#000000" fo:letter-spacing="normal" fo:background-color="transparent" loext:char-shading-value="0"/>
    </style:style>
    <style:style style:name="T14" style:family="text">
      <style:text-properties fo:font-variant="normal" fo:text-transform="none" fo:color="#000000" style:text-line-through-style="none" style:text-line-through-type="none" style:font-name="Helvetica Neue" fo:font-size="11.25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Helvetica Neue" fo:font-size="11.25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UNION-FIND STUDY GUIDE</text:h>
      <text:p text:style-name="P11"><text:line-break/><text:span text:style-name="T1">Algorthm Development.</text:span> Developing a good algorithm is an iterative process. We create a model of the problem, develop an algorithm, and revise the performance of the algorithm until it meets our needs.</text:p>
      <text:p text:style-name="P12"><text:span text:style-name="T3">Union-Find.</text:span><text:span text:style-name="T5"> The ultimate goal is to develop a data type that support the following operations on a fixed number </text:span><text:span text:style-name="Emphasis"><text:span text:style-name="T5">N</text:span></text:span><text:span text:style-name="T5"> of objects:</text:span></text:p>
      <text:list xml:id="list262517708833885589" text:style-name="L1">
        <text:list-item>
          <text:p text:style-name="P3"><text:span text:style-name="Teletype"><text:span text:style-name="T11">union(int p, int q)</text:span></text:span></text:p>
        </text:list-item>
        <text:list-item>
          <text:p text:style-name="P3"><text:span text:style-name="Teletype"><text:span text:style-name="T11">connected(int p, int q)</text:span></text:span></text:p>
        </text:list-item>
      </text:list>
      <text:p text:style-name="P12"><text:span text:style-name="T5">We do </text:span><text:span text:style-name="Emphasis"><text:span text:style-name="T7">not</text:span></text:span><text:span text:style-name="T13"> </text:span><text:span text:style-name="T5">care about finding the actual path between </text:span><text:span text:style-name="Teletype"><text:span text:style-name="T11">p</text:span></text:span><text:span text:style-name="T13"> </text:span><text:span text:style-name="T5">and </text:span><text:span text:style-name="Teletype"><text:span text:style-name="T11">q</text:span></text:span><text:span text:style-name="T5">. We care only about their connectedness. A third operation we can support is very closely related to </text:span><text:span text:style-name="Teletype"><text:span text:style-name="T11">connected()</text:span></text:span><text:span text:style-name="T5">:</text:span></text:p>
      <text:list xml:id="list5218371748822230448" text:style-name="L2">
        <text:list-item>
          <text:p text:style-name="P4"><text:span text:style-name="Teletype"><text:span text:style-name="T11">find(int p)</text:span></text:span></text:p>
        </text:list-item>
      </text:list>
      <text:p text:style-name="P12"><text:span text:style-name="T5">The </text:span><text:span text:style-name="Teletype"><text:span text:style-name="T11">find()</text:span></text:span><text:span text:style-name="T5"> method is defined so that </text:span><text:span text:style-name="Teletype"><text:span text:style-name="T11">find(p) == find(q)</text:span></text:span><text:span text:style-name="T5"> iff </text:span><text:span text:style-name="Teletype"><text:span text:style-name="T11">connected(p, q)</text:span></text:span><text:span text:style-name="T5">.</text:span></text:p>
      <text:p text:style-name="P11"><text:span text:style-name="T1">Key observation: connectedness is an equivalence relation.</text:span> Saying that two objects are connected is the same as saying they are in an equivalence class. This is just fancy math talk for saying "every object is in exactly one bucket, and we want to know if two objects are in the same bucket". When you union two objects, you're basically just pouring everything from one bucket into another.</text:p>
      <text:p text:style-name="P12"><text:span text:style-name="T3">Quick find.</text:span><text:span text:style-name="T5"> This is the most natural solution, where each object is given an explicit number. Uses an array </text:span><text:span text:style-name="Teletype"><text:span text:style-name="T11">id[]</text:span></text:span><text:span text:style-name="T5"> of length </text:span><text:span text:style-name="Emphasis"><text:span text:style-name="T5">N</text:span></text:span><text:span text:style-name="T5">, where </text:span><text:span text:style-name="Teletype"><text:span text:style-name="T11">id[i]</text:span></text:span><text:span text:style-name="T5"> is the bucket number of object </text:span><text:span text:style-name="Teletype"><text:span text:style-name="T11">i</text:span></text:span><text:span text:style-name="T5"> (which is returned by </text:span><text:span text:style-name="Teletype"><text:span text:style-name="T11">find(i)</text:span></text:span><text:span text:style-name="T5">). To union two objects </text:span><text:span text:style-name="Teletype"><text:span text:style-name="T11">p</text:span></text:span><text:span text:style-name="T5"> and </text:span><text:span text:style-name="Teletype"><text:span text:style-name="T11">q</text:span></text:span><text:span text:style-name="T5">, we set every object in </text:span><text:span text:style-name="Teletype"><text:span text:style-name="T11">p</text:span></text:span><text:span text:style-name="T5">'s bucket to have </text:span><text:span text:style-name="Teletype"><text:span text:style-name="T11">q</text:span></text:span><text:span text:style-name="T5">'s number.</text:span></text:p>
      <text:list xml:id="list4908975720817250799" text:style-name="L3">
        <text:list-item>
          <text:p text:style-name="P5"><text:span text:style-name="Emphasis"><text:span text:style-name="T5">Union</text:span></text:span><text:span text:style-name="T5">: May require many changes to </text:span><text:span text:style-name="Teletype"><text:span text:style-name="T11">id</text:span></text:span><text:span text:style-name="T5">. takes </text:span><text:span text:style-name="Emphasis"><text:span text:style-name="T5">N</text:span></text:span><text:span text:style-name="T5"> time in the worst case (to union large sets).</text:span></text:p>
        </text:list-item>
        <text:list-item>
          <text:p text:style-name="P5"><text:span text:style-name="Emphasis"><text:span text:style-name="T5">Connected</text:span></text:span><text:span text:style-name="T5"> (and </text:span><text:span text:style-name="Emphasis"><text:span text:style-name="T5">find</text:span></text:span><text:span text:style-name="T5">): takes constant time.</text:span></text:p>
        </text:list-item>
      </text:list>
      <text:p text:style-name="P12"><text:span text:style-name="T5">Performing </text:span><text:span text:style-name="Emphasis"><text:span text:style-name="T7">M</text:span></text:span><text:span text:style-name="T13"> </text:span><text:span text:style-name="T5">union-find operations takes </text:span><text:span text:style-name="Emphasis"><text:span text:style-name="T7">M N</text:span></text:span><text:span text:style-name="T13"> </text:span><text:span text:style-name="T5">time. If </text:span><text:span text:style-name="Emphasis"><text:span text:style-name="T7">M</text:span></text:span><text:span text:style-name="T13"> </text:span><text:span text:style-name="T5">is proportional to </text:span><text:span text:style-name="Emphasis"><text:span text:style-name="T7">N</text:span></text:span><text:span text:style-name="T5">, this results in </text:span><text:span text:style-name="Emphasis"><text:span text:style-name="T7">N</text:span></text:span><text:span text:style-name="T9">2</text:span><text:span text:style-name="T13"> </text:span><text:span text:style-name="T5">time.</text:span></text:p>
      <text:p text:style-name="P12"><text:span text:style-name="T3">Quadratic algorithms don't scale.</text:span><text:span text:style-name="T5"> Given an </text:span><text:span text:style-name="Emphasis"><text:span text:style-name="T5">N</text:span></text:span><text:span text:style-name="T5"> times larger problems on an </text:span><text:span text:style-name="Emphasis"><text:span text:style-name="T5">N</text:span></text:span><text:span text:style-name="T5"> times faster computer, the problem takes </text:span><text:span text:style-name="Emphasis"><text:span text:style-name="T5">N</text:span></text:span><text:span text:style-name="T5"> times as long to run.</text:span></text:p>
      <text:p text:style-name="P12"><text:span text:style-name="T3">Quick union.</text:span><text:span text:style-name="T5"> </text:span><text:span text:style-name="Teletype"><text:span text:style-name="T11">id[i]</text:span></text:span><text:span text:style-name="T5"> is the parent object of object </text:span><text:span text:style-name="Teletype"><text:span text:style-name="T11">i</text:span></text:span><text:span text:style-name="T5">. An object can be its own parent. The </text:span><text:span text:style-name="Teletype"><text:span text:style-name="T11">find()</text:span></text:span><text:span text:style-name="T5"> method climbs the ladder of parents until it reaches the root (an object whose parent is itself). To union </text:span><text:span text:style-name="Teletype"><text:span text:style-name="T11">p</text:span></text:span><text:span text:style-name="T5"> and </text:span><text:span text:style-name="Teletype"><text:span text:style-name="T11">q</text:span></text:span><text:span text:style-name="T5">, we set the root of </text:span><text:span text:style-name="Teletype"><text:span text:style-name="T11">p</text:span></text:span><text:span text:style-name="T5"> to point to the root of </text:span><text:span text:style-name="Teletype"><text:span text:style-name="T11">q</text:span></text:span><text:span text:style-name="T5">.</text:span></text:p>
      <text:list xml:id="list5148397289226519145" text:style-name="L4">
        <text:list-item>
          <text:p text:style-name="P6"><text:span text:style-name="Emphasis"><text:span text:style-name="T5">Union</text:span></text:span><text:span text:style-name="T5">: Requires only one change to </text:span><text:span text:style-name="Teletype"><text:span text:style-name="T11">id[]</text:span></text:span><text:span text:style-name="T5">, but also requires root finding (worst case </text:span><text:span text:style-name="Emphasis"><text:span text:style-name="T5">N</text:span></text:span><text:span text:style-name="T5"> time).</text:span></text:p>
        </text:list-item>
        <text:list-item>
          <text:p text:style-name="P6"><text:span text:style-name="Emphasis"><text:span text:style-name="T5">Connected</text:span></text:span><text:span text:style-name="T5"> (and </text:span><text:span text:style-name="Emphasis"><text:span text:style-name="T5">find</text:span></text:span><text:span text:style-name="T5">): Requires root finding (worst case </text:span><text:span text:style-name="Emphasis"><text:span text:style-name="T5">N</text:span></text:span><text:span text:style-name="T5"> time).</text:span></text:p>
        </text:list-item>
      </text:list>
      <text:p text:style-name="P12"><text:span text:style-name="T5">Performing </text:span><text:span text:style-name="Emphasis"><text:span text:style-name="T7">M</text:span></text:span><text:span text:style-name="T13"> </text:span><text:span text:style-name="T5">union-find operations takes </text:span><text:span text:style-name="Emphasis"><text:span text:style-name="T7">NM</text:span></text:span><text:span text:style-name="T13"> </text:span><text:span text:style-name="T5">time in the worst case. Again, this results in quadratic behavior.</text:span></text:p>
      <text:p text:style-name="P12"><text:soft-page-break/><text:span text:style-name="T3">Weighted quick union.</text:span><text:span text:style-name="T5"> Rather than </text:span><text:span text:style-name="Teletype"><text:span text:style-name="T11">union(p, q)</text:span></text:span><text:span text:style-name="T5"> making the root of </text:span><text:span text:style-name="Teletype"><text:span text:style-name="T11">p</text:span></text:span><text:span text:style-name="T5"> point to the root of </text:span><text:span text:style-name="Teletype"><text:span text:style-name="T11">q</text:span></text:span><text:span text:style-name="T5">, we instead make the root of the smaller tree point to the root of the larger one. The tree's </text:span><text:span text:style-name="Emphasis"><text:span text:style-name="T5">size</text:span></text:span><text:span text:style-name="T5"> is the </text:span><text:span text:style-name="Emphasis"><text:span text:style-name="T5">number</text:span></text:span><text:span text:style-name="T5"> of nodes, not the height of the tree. Results in tree heights of lg </text:span><text:span text:style-name="Emphasis"><text:span text:style-name="T5">N</text:span></text:span><text:span text:style-name="T5">(you should understand this proof).</text:span></text:p>
      <text:list xml:id="list6990253140990078513" text:style-name="L5">
        <text:list-item>
          <text:p text:style-name="P7"><text:span text:style-name="Emphasis"><text:span text:style-name="T5">Union</text:span></text:span><text:span text:style-name="T5">: Requires only one change to </text:span><text:span text:style-name="Teletype"><text:span text:style-name="T11">id</text:span></text:span><text:span text:style-name="T5">, but also requires root finding (worst case log </text:span><text:span text:style-name="Emphasis"><text:span text:style-name="T5">N</text:span></text:span><text:span text:style-name="T5"> time).</text:span></text:p>
        </text:list-item>
        <text:list-item>
          <text:p text:style-name="P7"><text:span text:style-name="Emphasis"><text:span text:style-name="T5">Connected</text:span></text:span><text:span text:style-name="T5"> (and </text:span><text:span text:style-name="Emphasis"><text:span text:style-name="T5">find</text:span></text:span><text:span text:style-name="T5">): Requires root finding (worst case log </text:span><text:span text:style-name="Emphasis"><text:span text:style-name="T5">N</text:span></text:span><text:span text:style-name="T5"> time).</text:span></text:p>
        </text:list-item>
      </text:list>
      <text:p text:style-name="P11">Warning: if the two trees have the same size, the code has the opposition convention as quick union and sets the root of the second tree to point to the root of the first tree.</text:p>
      <text:p text:style-name="P12"><text:span text:style-name="T3">Weighted quick union with path compression.</text:span><text:span text:style-name="T5"> When find is called, the tree is compressed. Results in nearly flat trees. Making </text:span><text:span text:style-name="Emphasis"><text:span text:style-name="T5">M</text:span></text:span><text:span text:style-name="T5"> calls to union and find with </text:span><text:span text:style-name="Emphasis"><text:span text:style-name="T5">N</text:span></text:span><text:span text:style-name="T5"> objects results in no more than </text:span><text:span text:style-name="Emphasis"><text:span text:style-name="T5">M</text:span></text:span><text:span text:style-name="T5"> log*(</text:span><text:span text:style-name="Emphasis"><text:span text:style-name="T5">N</text:span></text:span><text:span text:style-name="T5">) array accesses. For any conceivable values of </text:span><text:span text:style-name="Emphasis"><text:span text:style-name="T5">N</text:span></text:span><text:span text:style-name="T5"> in this universe, log*(</text:span><text:span text:style-name="Emphasis"><text:span text:style-name="T5">N</text:span></text:span><text:span text:style-name="T5">) is at most 5.</text:span></text:p>
      <text:h text:style-name="P17" text:outline-level="3">Recommended Problems</text:h>
      <text:h text:style-name="P2" text:outline-level="4">C level</text:h>
      <text:list xml:id="list6882471468435163243" text:style-name="L6">
        <text:list-item>
          <text:p text:style-name="P13">What are the best-case and worst-case tree heights for weighted quick-union and weighted quick-union with path compression? Give your answers in terms of order of growth.</text:p>
        </text:list-item>
        <text:list-item>
          <text:p text:style-name="P9">Textbook: 1.5.1, 1.5.2, 1.5.3</text:p>
        </text:list-item>
      </text:list>
      <text:h text:style-name="P2" text:outline-level="4">B level</text:h>
      <text:list xml:id="list6729497376601170894" text:style-name="L7">
        <text:list-item>
          <text:p text:style-name="P14">Fall 11 Midterm, #1</text:p>
        </text:list-item>
        <text:list-item>
          <text:p text:style-name="P14">Fall 12 Midterm, #1</text:p>
        </text:list-item>
        <text:list-item>
          <text:p text:style-name="P14">Textbook: 1.5.8</text:p>
        </text:list-item>
        <text:list-item>
          <text:p text:style-name="P10">Textbook: 1.5.9</text:p>
        </text:list-item>
      </text:list>
      <text:h text:style-name="P2" text:outline-level="4">A level</text:h>
      <text:list xml:id="list2553109050239515903" text:style-name="L8">
        <text:list-item>
          <text:p text:style-name="P15">Textbook: 1.5.10</text:p>
        </text:list-item>
        <text:list-item>
          <text:p text:style-name="P15">If we're concerned about tree height, why don't we use height for deciding tree size instead of weight? What is the worst-case tree height for weighted-quick-union vs. heighted-quick-union? What is the average tree height?</text:p>
        </text:list-item>
        <text:list-item>
          <text:p text:style-name="P8"><text:span text:style-name="T5">Try writing weighted-quick-union-with-path-compression without looking at the code on the booksite. You may look at the API. Compare your resulting code with </text:span><text:a xlink:type="simple" xlink:href="http://algs4.cs.princeton.edu/15uf/WeightedQuickUnionPathCompressionUF.java.html" text:style-name="Internet_20_link" text:visited-style-name="Visited_20_Internet_20_Link"><text:span text:style-name="T15">the booksite code.</text:span></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7S</meta:editing-duration>
    <meta:editing-cycles>3</meta:editing-cycles>
    <meta:generator>LibreOffice/4.3.5.2$Windows_x86 LibreOffice_project/3a87456aaa6a95c63eea1c1b3201acedf0751bd5</meta:generator>
    <dc:date>2015-01-20T13:53:00.866000000</dc:date>
    <meta:document-statistic meta:table-count="0" meta:image-count="0" meta:object-count="0" meta:page-count="2" meta:paragraph-count="36" meta:word-count="702" meta:character-count="3911" meta:non-whitespace-character-count="3262"/>
    <meta:user-defined meta:name="Info 1"/>
    <meta:user-defined meta:name="Info 2"/>
    <meta:user-defined meta:name="Info 3"/>
    <meta:user-defined meta:name="Info 4"/>
  </office:meta>
</office:document-meta>
</file>